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52705±110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38487±65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35186±72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51989±85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4558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28246±27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3333±6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171260±225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281405±275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68859±84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44509±12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39557±75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4.paineldeenvio.com.br</text:p>
          </table:table-cell>
          <table:table-cell office:value-type="string" calcext:value-type="string">
            <text:p>117768±85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5.paineldeenvio.com.br</text:p>
          </table:table-cell>
          <table:table-cell office:value-type="string" calcext:value-type="string">
            <text:p>108902±63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52346±69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45430±54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descontos.com</text:p>
          </table:table-cell>
          <table:table-cell office:value-type="string" calcext:value-type="string">
            <text:p>58670±163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newsdobrasil.com.br</text:p>
          </table:table-cell>
          <table:table-cell office:value-type="string" calcext:value-type="string">
            <text:p>224127±162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184846±197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202247±10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41565±82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80589±98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50398±70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4658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385738±122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51063±189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95469±180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32461±8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52705±110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59.8.74.155-static.reverse.softlayer.com</text:p>
          </table:table-cell>
          <table:table-cell office:value-type="string" calcext:value-type="string">
            <text:p>213629±11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1.202.163.11-static.reverse.softlayer.com</text:p>
          </table:table-cell>
          <table:table-cell office:value-type="string" calcext:value-type="string">
            <text:p>173839±188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38487±65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.maildescontos.com</text:p>
          </table:table-cell>
          <table:table-cell office:value-type="string" calcext:value-type="string">
            <text:p>189798±91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35186±72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51989±85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88531±129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128246±27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dudalina.com.br</text:p>
          </table:table-cell>
          <table:table-cell office:value-type="string" calcext:value-type="string">
            <text:p>213442±190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4.mpst.net.br</text:p>
          </table:table-cell>
          <table:table-cell office:value-type="string" calcext:value-type="string">
            <text:p>554173±246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281405±275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68859±84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44509±12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39557±75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3.atl171.mcdlv.net</text:p>
          </table:table-cell>
          <table:table-cell office:value-type="string" calcext:value-type="string">
            <text:p>251412±81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2.wdc01.mcdlv.net</text:p>
          </table:table-cell>
          <table:table-cell office:value-type="string" calcext:value-type="string">
            <text:p>128395±128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5.us4.mcsv.net</text:p>
          </table:table-cell>
          <table:table-cell office:value-type="string" calcext:value-type="string">
            <text:p>232484±1418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newsdobrasil.com.br</text:p>
          </table:table-cell>
          <table:table-cell office:value-type="string" calcext:value-type="string">
            <text:p>224127±162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lanosdesaudeonline.net.br</text:p>
          </table:table-cell>
          <table:table-cell office:value-type="string" calcext:value-type="string">
            <text:p>202247±10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375280±301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355755±387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343139±394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3.jogosmortias.com.br</text:p>
          </table:table-cell>
          <table:table-cell office:value-type="string" calcext:value-type="string">
            <text:p>200200±130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179730±216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41565±82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51063±189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95469±180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32461±8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202247±10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184846±197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171260±225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60755±178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41302±3570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41302±3570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2">
          <table:table-cell office:value-type="string" calcext:value-type="string">
            <text:p>@mail161.atl61.mcsv.net</text:p>
          </table:table-cell>
          <table:table-cell office:value-type="string" calcext:value-type="string">
            <text:p>151866±6701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2">
          <table:table-cell office:value-type="string" calcext:value-type="string">
            <text:p>.semanashow1.com.br</text:p>
          </table:table-cell>
          <table:table-cell office:value-type="string" calcext:value-type="string">
            <text:p>154829±10192s</text:p>
          </table:table-cell>
          <table:table-cell office:value-type="string" calcext:value-type="string">
            <text:p>BLA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154829±10192s</text:p>
          </table:table-cell>
          <table:table-cell office:value-type="string" calcext:value-type="string">
            <text:p>BLA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72580±3149s</text:p>
          </table:table-cell>
          <table:table-cell office:value-type="string" calcext:value-type="string">
            <text:p>BLOCK</text:p>
          </table:table-cell>
          <table:table-cell office:value-type="percentage" office:value="0.918" calcext:value-type="percentage">
            <text:p>91,8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200494±17555s</text:p>
          </table:table-cell>
          <table:table-cell office:value-type="string" calcext:value-type="string">
            <text:p>BLA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2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200494±17555s</text:p>
          </table:table-cell>
          <table:table-cell office:value-type="string" calcext:value-type="string">
            <text:p>BLA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200494±17555s</text:p>
          </table:table-cell>
          <table:table-cell office:value-type="string" calcext:value-type="string">
            <text:p>BLA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42073±16326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42073±16326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2">
          <table:table-cell office:value-type="string" calcext:value-type="string">
            <text:p>@d-view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12666±3281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14469±5647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14469±5647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41390±10832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41390±10832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22153±367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22153±367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71671s</text:p>
          </table:table-cell>
          <table:table-cell office:value-type="string" calcext:value-type="string">
            <text:p>BLA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290.032.428-95</text:p>
          </table:table-cell>
          <table:table-cell office:value-type="string" calcext:value-type="string">
            <text:p>220101±50021s</text:p>
          </table:table-cell>
          <table:table-cell office:value-type="string" calcext:value-type="string">
            <text:p>BLACK</text:p>
          </table:table-cell>
          <table:table-cell office:value-type="percentage" office:value="0.844" calcext:value-type="percentage">
            <text:p>84,4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3481±4514s</text:p>
          </table:table-cell>
          <table:table-cell office:value-type="string" calcext:value-type="string">
            <text:p>BLO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3481±4514s</text:p>
          </table:table-cell>
          <table:table-cell office:value-type="string" calcext:value-type="string">
            <text:p>BLO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 office:value-type="string" calcext:value-type="string">
            <text:p>.gs-6.paineldeenvio.com.br</text:p>
          </table:table-cell>
          <table:table-cell office:value-type="string" calcext:value-type="string">
            <text:p>105581±6317s</text:p>
          </table:table-cell>
          <table:table-cell office:value-type="string" calcext:value-type="string">
            <text:p>BLACK</text:p>
          </table:table-cell>
          <table:table-cell office:value-type="percentage" office:value="0.821" calcext:value-type="percentage">
            <text:p>82,1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376±84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25983±2726s</text:p>
          </table:table-cell>
          <table:table-cell office:value-type="string" calcext:value-type="string">
            <text:p>BLACK</text:p>
          </table:table-cell>
          <table:table-cell office:value-type="percentage" office:value="0.815" calcext:value-type="percentage">
            <text:p>81,50%</text:p>
          </table:table-cell>
        </table:table-row>
        <table:table-row table:style-name="ro2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66207±3833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414±107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13302±5167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65155±5304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435±130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35633±12967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35633±12967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42337±10594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42337±10594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8098±1382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8098±1382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63150±5601s</text:p>
          </table:table-cell>
          <table:table-cell office:value-type="string" calcext:value-type="string">
            <text:p>BLA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63150±5601s</text:p>
          </table:table-cell>
          <table:table-cell office:value-type="string" calcext:value-type="string">
            <text:p>BLA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126464±26257s</text:p>
          </table:table-cell>
          <table:table-cell office:value-type="string" calcext:value-type="string">
            <text:p>BLA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126464±26257s</text:p>
          </table:table-cell>
          <table:table-cell office:value-type="string" calcext:value-type="string">
            <text:p>BLA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83968±3939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2933±1588s</text:p>
          </table:table-cell>
          <table:table-cell office:value-type="string" calcext:value-type="string">
            <text:p>BLO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2933±1588s</text:p>
          </table:table-cell>
          <table:table-cell office:value-type="string" calcext:value-type="string">
            <text:p>BLO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9229±2703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9229±2703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43080±3500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43080±3500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5266±4076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5266±4076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80761±2587s</text:p>
          </table:table-cell>
          <table:table-cell office:value-type="string" calcext:value-type="string">
            <text:p>BLA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17954±5769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17954±5769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1445±2941s</text:p>
          </table:table-cell>
          <table:table-cell office:value-type="string" calcext:value-type="string">
            <text:p>BLACK</text:p>
          </table:table-cell>
          <table:table-cell office:value-type="percentage" office:value="0.642" calcext:value-type="percentage">
            <text:p>64,20%</text:p>
          </table:table-cell>
        </table:table-row>
        <table:table-row table:style-name="ro2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14904±3195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14904±3195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10019±2050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2">
          <table:table-cell office:value-type="string" calcext:value-type="string">
            <text:p>.topofertas3.com.br</text:p>
          </table:table-cell>
          <table:table-cell office:value-type="string" calcext:value-type="string">
            <text:p>78463±3569s</text:p>
          </table:table-cell>
          <table:table-cell office:value-type="string" calcext:value-type="string">
            <text:p>BLA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10019±2050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78463±3569s</text:p>
          </table:table-cell>
          <table:table-cell office:value-type="string" calcext:value-type="string">
            <text:p>BLA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2257±359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2466±483s</text:p>
          </table:table-cell>
          <table:table-cell office:value-type="string" calcext:value-type="string">
            <text:p>BLO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15280±2936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15280±2936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10317±5327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10317±5327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2076±400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2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104673±17939s</text:p>
          </table:table-cell>
          <table:table-cell office:value-type="string" calcext:value-type="string">
            <text:p>BLA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104673±17939s</text:p>
          </table:table-cell>
          <table:table-cell office:value-type="string" calcext:value-type="string">
            <text:p>BLA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1994±370s</text:p>
          </table:table-cell>
          <table:table-cell office:value-type="string" calcext:value-type="string">
            <text:p>BLOCK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2124±378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34386±3335s</text:p>
          </table:table-cell>
          <table:table-cell office:value-type="string" calcext:value-type="string">
            <text:p>BLA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34386±3335s</text:p>
          </table:table-cell>
          <table:table-cell office:value-type="string" calcext:value-type="string">
            <text:p>BLA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40645±6563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40645±6563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40539±3117s</text:p>
          </table:table-cell>
          <table:table-cell office:value-type="string" calcext:value-type="string">
            <text:p>BLA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3960±1930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3960±1930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1685±345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3960±1930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1991±389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1991±389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127528±17230s</text:p>
          </table:table-cell>
          <table:table-cell office:value-type="string" calcext:value-type="string">
            <text:p>BLA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127528±17230s</text:p>
          </table:table-cell>
          <table:table-cell office:value-type="string" calcext:value-type="string">
            <text:p>BLA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2146±346s</text:p>
          </table:table-cell>
          <table:table-cell office:value-type="string" calcext:value-type="string">
            <text:p>BLOCK</text:p>
          </table:table-cell>
          <table:table-cell office:value-type="percentage" office:value="0.541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5601±2669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5601±2669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2116±356s</text:p>
          </table:table-cell>
          <table:table-cell office:value-type="string" calcext:value-type="string">
            <text:p>BLA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1869±345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2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1891±355s</text:p>
          </table:table-cell>
          <table:table-cell office:value-type="string" calcext:value-type="string">
            <text:p>BLO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09784±4773s</text:p>
          </table:table-cell>
          <table:table-cell office:value-type="string" calcext:value-type="string">
            <text:p>BLA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77411±14809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77411±14809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2202±510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2202±510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10275±3588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1893±375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1535±292s</text:p>
          </table:table-cell>
          <table:table-cell office:value-type="string" calcext:value-type="string">
            <text:p>BLA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1862±284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9235±2987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108442±8689s</text:p>
          </table:table-cell>
          <table:table-cell office:value-type="string" calcext:value-type="string">
            <text:p>BLA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9795±3384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4296±2115s</text:p>
          </table:table-cell>
          <table:table-cell office:value-type="string" calcext:value-type="string">
            <text:p>BLACK</text:p>
          </table:table-cell>
          <table:table-cell office:value-type="percentage" office:value="0.487" calcext:value-type="percentage">
            <text:p>48,7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4296±2115s</text:p>
          </table:table-cell>
          <table:table-cell office:value-type="string" calcext:value-type="string">
            <text:p>BLACK</text:p>
          </table:table-cell>
          <table:table-cell office:value-type="percentage" office:value="0.487" calcext:value-type="percentage">
            <text:p>48,70%</text:p>
          </table:table-cell>
        </table:table-row>
        <table:table-row table:style-name="ro2">
          <table:table-cell office:value-type="string" calcext:value-type="string">
            <text:p>.mail2.newsproduct.com.br</text:p>
          </table:table-cell>
          <table:table-cell office:value-type="string" calcext:value-type="string">
            <text:p>22186±5068s</text:p>
          </table:table-cell>
          <table:table-cell office:value-type="string" calcext:value-type="string">
            <text:p>BLA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246±52s</text:p>
          </table:table-cell>
          <table:table-cell office:value-type="string" calcext:value-type="string">
            <text:p>BLA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66304±8247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10596±2411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11134±6581s</text:p>
          </table:table-cell>
          <table:table-cell office:value-type="string" calcext:value-type="string">
            <text:p>BLO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10596±2411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11134±6581s</text:p>
          </table:table-cell>
          <table:table-cell office:value-type="string" calcext:value-type="string">
            <text:p>BLO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11134±6581s</text:p>
          </table:table-cell>
          <table:table-cell office:value-type="string" calcext:value-type="string">
            <text:p>BLO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2971±1581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2971±1581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6092±1947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2">
          <table:table-cell office:value-type="string" calcext:value-type="string">
            <text:p>@maximosdescontos.com.br</text:p>
          </table:table-cell>
          <table:table-cell office:value-type="string" calcext:value-type="string">
            <text:p>6092±1947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758±329s</text:p>
          </table:table-cell>
          <table:table-cell office:value-type="string" calcext:value-type="string">
            <text:p>BLACK</text:p>
          </table:table-cell>
          <table:table-cell office:value-type="percentage" office:value="0.465" calcext:value-type="percentage">
            <text:p>46,5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48888±8975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8888±8975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2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7315±1771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5663±1829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5663±1829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7713±3615s</text:p>
          </table:table-cell>
          <table:table-cell office:value-type="string" calcext:value-type="string">
            <text:p>BLO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7713±3615s</text:p>
          </table:table-cell>
          <table:table-cell office:value-type="string" calcext:value-type="string">
            <text:p>BLO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2">
          <table:table-cell office:value-type="string" calcext:value-type="string">
            <text:p>.feriasmes5.com.br</text:p>
          </table:table-cell>
          <table:table-cell office:value-type="string" calcext:value-type="string">
            <text:p>51994±6281s</text:p>
          </table:table-cell>
          <table:table-cell office:value-type="string" calcext:value-type="string">
            <text:p>BLA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51994±6281s</text:p>
          </table:table-cell>
          <table:table-cell office:value-type="string" calcext:value-type="string">
            <text:p>BLA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53531±8341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53531±8341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8632±3250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9360±3107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1333±414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94946±5986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1094±425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4455±2386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4455±2386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4455±2386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23424±3338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23424±3338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1842±502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11842±502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1155±261s</text:p>
          </table:table-cell>
          <table:table-cell office:value-type="string" calcext:value-type="string">
            <text:p>BLO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1155±261s</text:p>
          </table:table-cell>
          <table:table-cell office:value-type="string" calcext:value-type="string">
            <text:p>BLO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2">
          <table:table-cell office:value-type="string" calcext:value-type="string">
            <text:p>@a.clubmart.com.br</text:p>
          </table:table-cell>
          <table:table-cell office:value-type="string" calcext:value-type="string">
            <text:p>75193±11889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0563±4554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.srv10brasil.com.br</text:p>
          </table:table-cell>
          <table:table-cell office:value-type="string" calcext:value-type="string">
            <text:p>22364±4499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1">
          <table:table-cell office:value-type="string" calcext:value-type="string">
            <text:p>@srv10brasil.com.br</text:p>
          </table:table-cell>
          <table:table-cell office:value-type="string" calcext:value-type="string">
            <text:p>22364±4499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65236±3191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2714±2302s</text:p>
          </table:table-cell>
          <table:table-cell office:value-type="string" calcext:value-type="string">
            <text:p>BLO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2714±2302s</text:p>
          </table:table-cell>
          <table:table-cell office:value-type="string" calcext:value-type="string">
            <text:p>BLO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2714±2302s</text:p>
          </table:table-cell>
          <table:table-cell office:value-type="string" calcext:value-type="string">
            <text:p>BLO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187±33s</text:p>
          </table:table-cell>
          <table:table-cell office:value-type="string" calcext:value-type="string">
            <text:p>BLO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2082±675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2082±675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9580±6978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60966±1163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19580±6978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454±3659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estadaoproducao.send.esp.br</text:p>
          </table:table-cell>
          <table:table-cell office:value-type="string" calcext:value-type="string">
            <text:p>62381±2860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3454±3659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.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8950±3212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3502±1337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@23serqurma.com.br</text:p>
          </table:table-cell>
          <table:table-cell office:value-type="string" calcext:value-type="string">
            <text:p>14109±4364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3502±1337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7944±2164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3453±1124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3453±1124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30106±4655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2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23serqurma.com.br</text:p>
          </table:table-cell>
          <table:table-cell office:value-type="string" calcext:value-type="string">
            <text:p>13721±4307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38666±6331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1247±298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76373±20302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83±25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e-supracil.com.br</text:p>
          </table:table-cell>
          <table:table-cell office:value-type="string" calcext:value-type="string">
            <text:p>76373±20302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83±25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76373±20302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3925±1400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11194±6529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1194±6529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correiomtk.com.br</text:p>
          </table:table-cell>
          <table:table-cell office:value-type="string" calcext:value-type="string">
            <text:p>3034±1136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2">
          <table:table-cell office:value-type="string" calcext:value-type="string">
            <text:p>@correiomtk.com.br</text:p>
          </table:table-cell>
          <table:table-cell office:value-type="string" calcext:value-type="string">
            <text:p>3034±1136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2">
          <table:table-cell office:value-type="string" calcext:value-type="string">
            <text:p>@h.clublead.com.br</text:p>
          </table:table-cell>
          <table:table-cell office:value-type="string" calcext:value-type="string">
            <text:p>60899±553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q.solicitarcotacao.com.br</text:p>
          </table:table-cell>
          <table:table-cell office:value-type="string" calcext:value-type="string">
            <text:p>74335±584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.olxdicas.com.br</text:p>
          </table:table-cell>
          <table:table-cell office:value-type="string" calcext:value-type="string">
            <text:p>48794±5231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2">
          <table:table-cell office:value-type="string" calcext:value-type="string">
            <text:p>@d-view.olxdicas.com.br</text:p>
          </table:table-cell>
          <table:table-cell office:value-type="string" calcext:value-type="string">
            <text:p>48794±5231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1349±605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victus.com.br</text:p>
          </table:table-cell>
          <table:table-cell office:value-type="string" calcext:value-type="string">
            <text:p>47987±4802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victus.com.br</text:p>
          </table:table-cell>
          <table:table-cell office:value-type="string" calcext:value-type="string">
            <text:p>47987±4802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005.033.310/0001-26</text:p>
          </table:table-cell>
          <table:table-cell office:value-type="string" calcext:value-type="string">
            <text:p>47987±4802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1292±331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1292±331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19708±3189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14326±3594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19708±3189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14326±3594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75312±3920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2">
          <table:table-cell office:value-type="string" calcext:value-type="string">
            <text:p>@serversmtp.com.br</text:p>
          </table:table-cell>
          <table:table-cell office:value-type="string" calcext:value-type="string">
            <text:p>75312±3920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15937±7499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15937±7499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66974±14677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1000-saude.com.br</text:p>
          </table:table-cell>
          <table:table-cell office:value-type="string" calcext:value-type="string">
            <text:p>66974±14677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222±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9406±360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.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power2.promocoesdeagora.com.br</text:p>
          </table:table-cell>
          <table:table-cell office:value-type="string" calcext:value-type="string">
            <text:p>21884±5856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8556±1882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8556±1882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850±168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735±645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1735±645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9311±4558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9723±3720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36326±10979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2">
          <table:table-cell office:value-type="string" calcext:value-type="string">
            <text:p>@e-superemail.com.br</text:p>
          </table:table-cell>
          <table:table-cell office:value-type="string" calcext:value-type="string">
            <text:p>36326±10979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246±121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8810±4327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246±121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246±121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19750±8590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38645±9990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19750±8590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38645±9990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1444±320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1444±320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444±320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72017±5454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2">
          <table:table-cell office:value-type="string" calcext:value-type="string">
            <text:p>@d-view.wrglass.com.br</text:p>
          </table:table-cell>
          <table:table-cell office:value-type="string" calcext:value-type="string">
            <text:p>72017±5454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72017±5454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6730±8759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26730±8759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32670±11020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14604±4350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32670±11020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10305±4220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14604±4350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14604±4350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15482±804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15482±804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h.planetmailer.com.br</text:p>
          </table:table-cell>
          <table:table-cell office:value-type="string" calcext:value-type="string">
            <text:p>69693±524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6721±2250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9019±8961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16420±1813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16420±1813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983±26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983±26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e.clubgain.com.br</text:p>
          </table:table-cell>
          <table:table-cell office:value-type="string" calcext:value-type="string">
            <text:p>13460±1751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21922±5014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11118±4702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21922±5014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21922±5014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2095±415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2095±415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2924±1119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8461±5396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2924±1119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8461±5396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11015±5934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11015±5934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8603±366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2">
          <table:table-cell office:value-type="string" calcext:value-type="string">
            <text:p>@thomsonreuters.com</text:p>
          </table:table-cell>
          <table:table-cell office:value-type="string" calcext:value-type="string">
            <text:p>22162±7003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1045±243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1045±243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14301±2256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14301±2256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8591±428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6288±2102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9752±630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46473±10894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46473±10894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newinfo.net.br</text:p>
          </table:table-cell>
          <table:table-cell office:value-type="string" calcext:value-type="string">
            <text:p>2559±146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2">
          <table:table-cell office:value-type="string" calcext:value-type="string">
            <text:p>@newinfo.net.br</text:p>
          </table:table-cell>
          <table:table-cell office:value-type="string" calcext:value-type="string">
            <text:p>2559±146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718±332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25613±623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8397±259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25613±623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18727±9652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18727±9652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3656±721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promocoesdanet.com.br</text:p>
          </table:table-cell>
          <table:table-cell office:value-type="string" calcext:value-type="string">
            <text:p>69±29s</text:p>
          </table:table-cell>
          <table:table-cell office:value-type="string" calcext:value-type="string">
            <text:p>BLO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3656±721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2">
          <table:table-cell office:value-type="string" calcext:value-type="string">
            <text:p>@promocoesdanet.com.br</text:p>
          </table:table-cell>
          <table:table-cell office:value-type="string" calcext:value-type="string">
            <text:p>69±29s</text:p>
          </table:table-cell>
          <table:table-cell office:value-type="string" calcext:value-type="string">
            <text:p>BLO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158±31s</text:p>
          </table:table-cell>
          <table:table-cell office:value-type="string" calcext:value-type="string">
            <text:p>BLO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6253±201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13912±3942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6253±201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13912±3942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43210±1100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7158±34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32173±4363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8325±3266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32173±4363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8325±3266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8763±3575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8763±3575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.nucleomtk.com.br</text:p>
          </table:table-cell>
          <table:table-cell office:value-type="string" calcext:value-type="string">
            <text:p>1929±59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2">
          <table:table-cell office:value-type="string" calcext:value-type="string">
            <text:p>@nucleomtk.com.br</text:p>
          </table:table-cell>
          <table:table-cell office:value-type="string" calcext:value-type="string">
            <text:p>1929±59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6807±2810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9438±2073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9438±2073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10358±2708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6098±1861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8750±268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2377±464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10358±2708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6098±1861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8750±268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2377±464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22981±8417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22981±8417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39952±56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10541±6515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mail133.atl171.mcdlv.net</text:p>
          </table:table-cell>
          <table:table-cell office:value-type="string" calcext:value-type="string">
            <text:p>54701±2515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8566±4766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8566±4766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7632±330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8566±4766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.semanashow11.com.br</text:p>
          </table:table-cell>
          <table:table-cell office:value-type="string" calcext:value-type="string">
            <text:p>34344±3212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34344±3212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7534±383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22674±5550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3817±736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12964±62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22674±5550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3817±736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12964±62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204±30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33202±773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33202±773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7413±4025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1672±308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871±400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358±207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358±207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8248±4628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1421±403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1421±403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guiadoscontadores.com.br</text:p>
          </table:table-cell>
          <table:table-cell office:value-type="string" calcext:value-type="string">
            <text:p>40420±3686s</text:p>
          </table:table-cell>
          <table:table-cell office:value-type="string" calcext:value-type="string">
            <text:p>WHITE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guiadoscontadores.com.br</text:p>
          </table:table-cell>
          <table:table-cell office:value-type="string" calcext:value-type="string">
            <text:p>40420±3686s</text:p>
          </table:table-cell>
          <table:table-cell office:value-type="string" calcext:value-type="string">
            <text:p>WHITE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081.253.460/0001-23</text:p>
          </table:table-cell>
          <table:table-cell office:value-type="string" calcext:value-type="string">
            <text:p>40420±3686s</text:p>
          </table:table-cell>
          <table:table-cell office:value-type="string" calcext:value-type="string">
            <text:p>WHITE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4522±5361s</text:p>
          </table:table-cell>
          <table:table-cell office:value-type="string" calcext:value-type="string">
            <text:p>WHITE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16090±10269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28039±14773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4620±3426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114±510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16090±10269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28039±14773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4620±3426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810±496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4050±1633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4050±1633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4050±1633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adentro.com.br</text:p>
          </table:table-cell>
          <table:table-cell office:value-type="string" calcext:value-type="string">
            <text:p>54476±7044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2822±63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@adentro.com.br</text:p>
          </table:table-cell>
          <table:table-cell office:value-type="string" calcext:value-type="string">
            <text:p>54476±7044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2822±63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28744±5164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28744±5164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312±54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312±54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3321±57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728±174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6399±1900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3321±57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728±174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6399±1900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6788±3815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3636±1155s</text:p>
          </table:table-cell>
          <table:table-cell office:value-type="string" calcext:value-type="string">
            <text:p>BLA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3636±1155s</text:p>
          </table:table-cell>
          <table:table-cell office:value-type="string" calcext:value-type="string">
            <text:p>BLA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3606±3712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13606±3712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8075±5027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2146±1512s</text:p>
          </table:table-cell>
          <table:table-cell office:value-type="string" calcext:value-type="string">
            <text:p>BLO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11100±3096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2146±1512s</text:p>
          </table:table-cell>
          <table:table-cell office:value-type="string" calcext:value-type="string">
            <text:p>BLO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11100±3096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401±1048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2401±1048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casapoint.com.br</text:p>
          </table:table-cell>
          <table:table-cell office:value-type="string" calcext:value-type="string">
            <text:p>5407±2266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9278±2535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3647±1144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casapoint.com.br</text:p>
          </table:table-cell>
          <table:table-cell office:value-type="string" calcext:value-type="string">
            <text:p>5407±2266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9278±2535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3647±1144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2487±698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1939±494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49767±4991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2487±698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1939±494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adamastor.com.br</text:p>
          </table:table-cell>
          <table:table-cell office:value-type="string" calcext:value-type="string">
            <text:p>49767±4991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.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5633±272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2651±593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5633±272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2651±593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3236±3772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3236±3772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954±1578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48281±4312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b.planetmailer.com.br</text:p>
          </table:table-cell>
          <table:table-cell office:value-type="string" calcext:value-type="string">
            <text:p>46683±274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4954±1578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48281±4312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574±124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574±124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9191±2656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newsproduct.com.br</text:p>
          </table:table-cell>
          <table:table-cell office:value-type="string" calcext:value-type="string">
            <text:p>6138±2694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4660±1392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9191±2656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4660±1392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8683±3261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7770±3127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8683±3261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7770±3127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7425±563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17853±490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7425±563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17853±490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17853±490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10697±3549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14023±4134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13919±4699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10697±3549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14023±4134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13919±4699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14540±2877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14540±2877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shoppingnovidades.com.br</text:p>
          </table:table-cell>
          <table:table-cell office:value-type="string" calcext:value-type="string">
            <text:p>17976±7360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1401±461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agenciaapatech.com.br</text:p>
          </table:table-cell>
          <table:table-cell office:value-type="string" calcext:value-type="string">
            <text:p>1401±461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6101±3607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2823±683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2823±683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j.clubnet.com.br</text:p>
          </table:table-cell>
          <table:table-cell office:value-type="string" calcext:value-type="string">
            <text:p>44853±3169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789±387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648±142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789±387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648±142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169.54.142.10</text:p>
          </table:table-cell>
          <table:table-cell office:value-type="string" calcext:value-type="string">
            <text:p>32850±163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8586±2070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1018±550s</text:p>
          </table:table-cell>
          <table:table-cell office:value-type="string" calcext:value-type="string">
            <text:p>WHITE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8586±2070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6965±5724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16965±5724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6989±1902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6989±1902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21009±739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880±237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880±237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3246±870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11416±2115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1951±841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3246±870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1951±841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46014±5869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@beachsunny.com.br</text:p>
          </table:table-cell>
          <table:table-cell office:value-type="string" calcext:value-type="string">
            <text:p>46014±5869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7602±1616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7602±1616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6077±3895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14308±7293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14308±7293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1066±366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746±178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566±150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566±150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1514±267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8498±199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mail77.atl31.mcdlv.net</text:p>
          </table:table-cell>
          <table:table-cell office:value-type="string" calcext:value-type="string">
            <text:p>40325±1300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1514±267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8498±199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223±37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12338±3363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13751±6879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12338±3363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13751±6879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.agencia2026.com.br</text:p>
          </table:table-cell>
          <table:table-cell office:value-type="string" calcext:value-type="string">
            <text:p>919±177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4036±1197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32042±2988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agencia2026.com.br</text:p>
          </table:table-cell>
          <table:table-cell office:value-type="string" calcext:value-type="string">
            <text:p>919±177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4036±1197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vpscloud.com.br</text:p>
          </table:table-cell>
          <table:table-cell office:value-type="string" calcext:value-type="string">
            <text:p>32042±2988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4036±1197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721±411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29794±6863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9521±2755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29794±6863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9521±2755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1633±1228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168±32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1633±1228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168±33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8122±3210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6941±1288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4684±2890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8122±3210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6941±1288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4684±2890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3792±1817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3792±1817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8284±4540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2494±869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6896±2640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16332±2466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2494±869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6896±2640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16332±2466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24852±287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carteironaweb.com.br</text:p>
          </table:table-cell>
          <table:table-cell office:value-type="string" calcext:value-type="string">
            <text:p>24852±287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1415±897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903±24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3986±1804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3986±1804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2915±1170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2915±1170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2915±1170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3458±8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5658±97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3458±8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5658±97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1617±119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1617±119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8891±5670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8891±5670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560±107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pedidosepropostas.com.br</text:p>
          </table:table-cell>
          <table:table-cell office:value-type="string" calcext:value-type="string">
            <text:p>3601±2866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mduol.com.br</text:p>
          </table:table-cell>
          <table:table-cell office:value-type="string" calcext:value-type="string">
            <text:p>114±29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3261±782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3261±782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8593±2110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8593±2110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5179±2668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5179±2668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factory53.topatudoyes.com.br</text:p>
          </table:table-cell>
          <table:table-cell office:value-type="string" calcext:value-type="string">
            <text:p>13769±910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12712±3448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5062±2457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12712±3448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cpro29168.publiccloud.com.br</text:p>
          </table:table-cell>
          <table:table-cell office:value-type="string" calcext:value-type="string">
            <text:p>2911±494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5062±2457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5585±3346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5925±1752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7209±2850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6444±2418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5925±1752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7209±2850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6444±2418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7864±1624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22309±2300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7864±1624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22309±2300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1737±556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753±1315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1737±556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1753±1315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6221±210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5228±1586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8975±2404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6221±210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5228±1586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8975±2404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11559±7758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13972±4179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561±1429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1611±1066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13972±4179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561±1429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seuplanodesaude.med.br</text:p>
          </table:table-cell>
          <table:table-cell office:value-type="string" calcext:value-type="string">
            <text:p>1611±1066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1537±552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1537±552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4186±1261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37515±13255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4186±1261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@cestadeinformacoes.com.br</text:p>
          </table:table-cell>
          <table:table-cell office:value-type="string" calcext:value-type="string">
            <text:p>37515±13255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9321±2909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13786±5021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9321±2909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13786±5021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770±364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1670±1287s</text:p>
          </table:table-cell>
          <table:table-cell office:value-type="string" calcext:value-type="string">
            <text:p>BLO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1334±259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d-view.snd.com.br</text:p>
          </table:table-cell>
          <table:table-cell office:value-type="string" calcext:value-type="string">
            <text:p>30449±6501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770±364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nocssd.com.br</text:p>
          </table:table-cell>
          <table:table-cell office:value-type="string" calcext:value-type="string">
            <text:p>1670±1287s</text:p>
          </table:table-cell>
          <table:table-cell office:value-type="string" calcext:value-type="string">
            <text:p>BLO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9046±3521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5067±1694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9046±3521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5067±1694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3435±1000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6960±1806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7953±2162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quaresmeira.com.br</text:p>
          </table:table-cell>
          <table:table-cell office:value-type="string" calcext:value-type="string">
            <text:p>23811±62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3435±1000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6960±1806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7953±2162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hiriaforuns.com.br</text:p>
          </table:table-cell>
          <table:table-cell office:value-type="string" calcext:value-type="string">
            <text:p>38312±7756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d-view.hiriaforuns.com.br</text:p>
          </table:table-cell>
          <table:table-cell office:value-type="string" calcext:value-type="string">
            <text:p>38312±7756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factory55.topatudoyes.com.br</text:p>
          </table:table-cell>
          <table:table-cell office:value-type="string" calcext:value-type="string">
            <text:p>11008±808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2790±562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6267±2876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5145±1640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portalsucesso.com.br</text:p>
          </table:table-cell>
          <table:table-cell office:value-type="string" calcext:value-type="string">
            <text:p>10479±4398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4580±1896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2790±562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6267±2876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d-view.portalsucesso.com.br</text:p>
          </table:table-cell>
          <table:table-cell office:value-type="string" calcext:value-type="string">
            <text:p>10479±4398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5145±1640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4580±1896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003.015.515/0001-53</text:p>
          </table:table-cell>
          <table:table-cell office:value-type="string" calcext:value-type="string">
            <text:p>10479±4398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3354±1996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13967±3901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3354±1996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6094±3273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25204±2611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1237±905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13680±3648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11642±4113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17130±4244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3698±1607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6094±3273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25204±2611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1237±905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c.promailer.com.br</text:p>
          </table:table-cell>
          <table:table-cell office:value-type="string" calcext:value-type="string">
            <text:p>25104±2636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11642±4113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enviandonewsletter.com.br</text:p>
          </table:table-cell>
          <table:table-cell office:value-type="string" calcext:value-type="string">
            <text:p>17130±4244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3698±1607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13950±4019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3027±2019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4622±2381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catarmedia.com.br</text:p>
          </table:table-cell>
          <table:table-cell office:value-type="string" calcext:value-type="string">
            <text:p>13950±4019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econeteditora.com.br</text:p>
          </table:table-cell>
          <table:table-cell office:value-type="string" calcext:value-type="string">
            <text:p>3027±2019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4622±2381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397±73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4527±83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4083±792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4527±83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4083±792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12799±2989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22355±9741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12799±2989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plannorapido.com</text:p>
          </table:table-cell>
          <table:table-cell office:value-type="string" calcext:value-type="string">
            <text:p>22355±9741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2906±800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.mail3.shoppingnovidades.com.br</text:p>
          </table:table-cell>
          <table:table-cell office:value-type="string" calcext:value-type="string">
            <text:p>30014±858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.mailnewsdobrasil2.com.br</text:p>
          </table:table-cell>
          <table:table-cell office:value-type="string" calcext:value-type="string">
            <text:p>16505±1846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2108±485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mailnewsdobrasil2.com.br</text:p>
          </table:table-cell>
          <table:table-cell office:value-type="string" calcext:value-type="string">
            <text:p>16505±1846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puv-midia.com.br</text:p>
          </table:table-cell>
          <table:table-cell office:value-type="string" calcext:value-type="string">
            <text:p>2108±485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7479±4242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7431±4090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7479±4242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4308±1100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32439±1518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4308±1100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divulgueseusite.com.br</text:p>
          </table:table-cell>
          <table:table-cell office:value-type="string" calcext:value-type="string">
            <text:p>32439±1518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power6.jogosmortias.com.br</text:p>
          </table:table-cell>
          <table:table-cell office:value-type="string" calcext:value-type="string">
            <text:p>11739±5975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32439±1518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12186±2667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14514±5004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12186±2667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14514±5004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15944±525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8465±3442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2796±808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disparoagora.com.br</text:p>
          </table:table-cell>
          <table:table-cell office:value-type="string" calcext:value-type="string">
            <text:p>15944±525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8465±3442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2796±808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5944±525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8619±3926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9006±2477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8619±3926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6831±3433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9006±2477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8311±4779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5359±849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5359±849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2800±1801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27723±6913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10311±271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4736±2837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10311±271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4429±986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4429±986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6080±1499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30190±13761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.mail1.newsproduct.com.br</text:p>
          </table:table-cell>
          <table:table-cell office:value-type="string" calcext:value-type="string">
            <text:p>19446±2998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34637±7217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6080±1499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562±167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30190±13761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mundoleads.com.br</text:p>
          </table:table-cell>
          <table:table-cell office:value-type="string" calcext:value-type="string">
            <text:p>34637±7217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3161±737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3499±689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7170±1347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9429±3074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3499±689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7170±1347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19429±3074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partner.hilead.com.br</text:p>
          </table:table-cell>
          <table:table-cell office:value-type="string" calcext:value-type="string">
            <text:p>421±233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4750±3297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.agencia2030.com.br</text:p>
          </table:table-cell>
          <table:table-cell office:value-type="string" calcext:value-type="string">
            <text:p>488±146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3895±10383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2804±100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488±146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3895±10383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2804±100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471.606.088-87</text:p>
          </table:table-cell>
          <table:table-cell office:value-type="string" calcext:value-type="string">
            <text:p>23978±787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mail42.atl71.mcdlv.net</text:p>
          </table:table-cell>
          <table:table-cell office:value-type="string" calcext:value-type="string">
            <text:p>28164±1546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632±154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20379±4511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29812±3414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20379±4511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sage.com.br</text:p>
          </table:table-cell>
          <table:table-cell office:value-type="string" calcext:value-type="string">
            <text:p>29812±3414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3326±790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716±40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5567±1444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9485±3883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3326±790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716±40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5567±1444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9485±3883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7648±1628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10991±5011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7648±1628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informativoamil.com.br</text:p>
          </table:table-cell>
          <table:table-cell office:value-type="string" calcext:value-type="string">
            <text:p>10991±5011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365±67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6334±2457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17382±4467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2345±459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6334±2457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3285±722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7003±188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3285±722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7003±188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552±107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4831±1518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4498±1681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2699±1079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24263±1582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552±107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4831±1518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4498±1681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2699±1079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24263±1582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3254±136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578±1644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8297±2915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6302±316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3461±509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3254±136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2578±1644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8297±2915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6302±316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4830±1255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7422±2431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3752±1076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6941±3001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4830±1255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7422±2431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3752±1076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6941±3001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2200±612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2200±612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27110±230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6775±2435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2">
          <table:table-cell office:value-type="string" calcext:value-type="string">
            <text:p>@visiteagora.com.br</text:p>
          </table:table-cell>
          <table:table-cell office:value-type="string" calcext:value-type="string">
            <text:p>26775±2435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27707±3314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2689±1205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2689±1205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15225±3250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2350±852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5827±1594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emailvpis.com.br</text:p>
          </table:table-cell>
          <table:table-cell office:value-type="string" calcext:value-type="string">
            <text:p>1737±1062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alvinesquilo.com.br</text:p>
          </table:table-cell>
          <table:table-cell office:value-type="string" calcext:value-type="string">
            <text:p>15225±3250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2350±852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5827±1594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emailvpis.com.br</text:p>
          </table:table-cell>
          <table:table-cell office:value-type="string" calcext:value-type="string">
            <text:p>1737±1062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1842±636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5939±1961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3488±144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1842±636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5939±1961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3488±144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9495±3997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8394±1287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4388±1946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12631±3795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8394±1287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4388±1946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4542±2779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2631±3795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2287±937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2287±937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4282±2784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614±102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983±1816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1614±102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4983±1816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3925±1919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6379±209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.mailgvtop04.com.br</text:p>
          </table:table-cell>
          <table:table-cell office:value-type="string" calcext:value-type="string">
            <text:p>1493±51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topatudoyes.com.br</text:p>
          </table:table-cell>
          <table:table-cell office:value-type="string" calcext:value-type="string">
            <text:p>1338±969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3925±1919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6379±209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1493±51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3558±7341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1824±576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5491±1735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1750±620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2339±45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6136±275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5491±1735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bookstv.com.br</text:p>
          </table:table-cell>
          <table:table-cell office:value-type="string" calcext:value-type="string">
            <text:p>1750±620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3826±5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sistemafiel.com.br</text:p>
          </table:table-cell>
          <table:table-cell office:value-type="string" calcext:value-type="string">
            <text:p>2339±45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6136±275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1658±406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7295±2484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6861±170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5842±1902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7295±2484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6861±170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5842±1902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4829±323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speedycrm.com.br</text:p>
          </table:table-cell>
          <table:table-cell office:value-type="string" calcext:value-type="string">
            <text:p>2289±52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13340±5035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8117±2140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31595±9721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@instrutoriabrasileira.com</text:p>
          </table:table-cell>
          <table:table-cell office:value-type="string" calcext:value-type="string">
            <text:p>31595±9721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1158±283s</text:p>
          </table:table-cell>
          <table:table-cell office:value-type="string" calcext:value-type="string">
            <text:p>GRAY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mail3.newsproduct.com.br</text:p>
          </table:table-cell>
          <table:table-cell office:value-type="string" calcext:value-type="string">
            <text:p>11400±4885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1085±8833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1158±283s</text:p>
          </table:table-cell>
          <table:table-cell office:value-type="string" calcext:value-type="string">
            <text:p>GRAY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35172±1357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5601±2358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7404±2443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3112±157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35172±1357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5601±2358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b.virtualtrade.com.br</text:p>
          </table:table-cell>
          <table:table-cell office:value-type="string" calcext:value-type="string">
            <text:p>19323±8540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7404±2443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3112±157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7982±2117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19.81.169.109</text:p>
          </table:table-cell>
          <table:table-cell office:value-type="string" calcext:value-type="string">
            <text:p>12967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6942±2029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8546±3612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6942±2029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8546±3612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2821±859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10891±3841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4133±1490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a.virtualtrade.com.br</text:p>
          </table:table-cell>
          <table:table-cell office:value-type="string" calcext:value-type="string">
            <text:p>15846±9504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12821±859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10891±3841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4133±1490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1578±341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.feriasmes8.com.br</text:p>
          </table:table-cell>
          <table:table-cell office:value-type="string" calcext:value-type="string">
            <text:p>10861±298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7065±3379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13282±4322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2494±1585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cybermaxy.info</text:p>
          </table:table-cell>
          <table:table-cell office:value-type="string" calcext:value-type="string">
            <text:p>1578±341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0861±298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7065±3379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13282±4322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2494±1585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402±73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5544±5152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12808±3877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15544±5152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12808±3877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3813±1232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3389±3139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9035±2149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3813±1232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3389±3139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3389±3139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1908±1025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20931±61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corretagem.info</text:p>
          </table:table-cell>
          <table:table-cell office:value-type="string" calcext:value-type="string">
            <text:p>17341±2140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10467±435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.mail6.clickmaisweb.com.br</text:p>
          </table:table-cell>
          <table:table-cell office:value-type="string" calcext:value-type="string">
            <text:p>20931±61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0467±435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c.planetmailer.com.br</text:p>
          </table:table-cell>
          <table:table-cell office:value-type="string" calcext:value-type="string">
            <text:p>9864±1186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348±135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3077±1608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2187±1174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299±68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6617±2398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299±68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299±68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9676±317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7963±265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5978±229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6680±2499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4148±197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7963±265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5978±229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6680±2499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4148±197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14253±4532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.folha2.com.br</text:p>
          </table:table-cell>
          <table:table-cell office:value-type="string" calcext:value-type="string">
            <text:p>1991±940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825±191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18098±10857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14253±4532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1991±940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833±20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power42.topatudoyes.com.br</text:p>
          </table:table-cell>
          <table:table-cell office:value-type="string" calcext:value-type="string">
            <text:p>14229±9383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power43.topatudoyes.com.br</text:p>
          </table:table-cell>
          <table:table-cell office:value-type="string" calcext:value-type="string">
            <text:p>14405±9932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18098±10857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461±304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4658±1290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769±456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3354±1492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21242±2131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4658±1290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mktsocomdescontobr.com.br</text:p>
          </table:table-cell>
          <table:table-cell office:value-type="string" calcext:value-type="string">
            <text:p>3354±1492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portalkuasitudo.com.br</text:p>
          </table:table-cell>
          <table:table-cell office:value-type="string" calcext:value-type="string">
            <text:p>21242±2131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21242±2131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5878±1808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3412±1041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6332±2283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5878±1808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3412±1041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6332±2283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3492±923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6065±1755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3492±923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6065±1755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05±29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238±73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5219±4098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3717±1855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940±44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5318±91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316±831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4154±90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4069±146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softmixer.info</text:p>
          </table:table-cell>
          <table:table-cell office:value-type="string" calcext:value-type="string">
            <text:p>16487±959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7769±315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316±831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4154±90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4069±1462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softmixer.info</text:p>
          </table:table-cell>
          <table:table-cell office:value-type="string" calcext:value-type="string">
            <text:p>16487±959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7769±315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1837±1062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08±30s</text:p>
          </table:table-cell>
          <table:table-cell office:value-type="string" calcext:value-type="string">
            <text:p>BLO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1837±1062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25191±16089s</text:p>
          </table:table-cell>
          <table:table-cell office:value-type="string" calcext:value-type="string">
            <text:p>GRAY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3505±818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3717±185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10080±107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13565±685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2950±1612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3505±818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infomailnews.com.br</text:p>
          </table:table-cell>
          <table:table-cell office:value-type="string" calcext:value-type="string">
            <text:p>13565±685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mail226.atl121.mcsv.net</text:p>
          </table:table-cell>
          <table:table-cell office:value-type="string" calcext:value-type="string">
            <text:p>18365±36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3717±185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4536±1413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gsf-1.paineldeenvio.com.br</text:p>
          </table:table-cell>
          <table:table-cell office:value-type="string" calcext:value-type="string">
            <text:p>18066±351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4536±1413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2594±1264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3675±1038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3675±1038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3675±1038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3208±855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9800±332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6191±246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1613±1304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3208±855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9800±332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mailmania.com</text:p>
          </table:table-cell>
          <table:table-cell office:value-type="string" calcext:value-type="string">
            <text:p>6191±246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1613±1304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2902±1669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5936±7406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12401±5957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2745±69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8485±2053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8227±2515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emktcorporh.com.br</text:p>
          </table:table-cell>
          <table:table-cell office:value-type="string" calcext:value-type="string">
            <text:p>15936±7406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g.clubnet.com.br</text:p>
          </table:table-cell>
          <table:table-cell office:value-type="string" calcext:value-type="string">
            <text:p>16828±394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12401±5957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2745±69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8485±2053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8227±2515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2684±143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5936±7406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3123±808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5484±209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5±30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12484±523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4872±9241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.server6.mktturbomail.com.br</text:p>
          </table:table-cell>
          <table:table-cell office:value-type="string" calcext:value-type="string">
            <text:p>10581±213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3123±808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5484±209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hospedagemsuper.biz</text:p>
          </table:table-cell>
          <table:table-cell office:value-type="string" calcext:value-type="string">
            <text:p>12484±523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4057±278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5385±1224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4633±1043s</text:p>
          </table:table-cell>
          <table:table-cell office:value-type="string" calcext:value-type="string">
            <text:p>GRAY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2867±1130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2278±1529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5385±1224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4633±1043s</text:p>
          </table:table-cell>
          <table:table-cell office:value-type="string" calcext:value-type="string">
            <text:p>GRAY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2867±1130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2278±1529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2316±1479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9187±300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gruupon.com.br</text:p>
          </table:table-cell>
          <table:table-cell office:value-type="string" calcext:value-type="string">
            <text:p>4896±1363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316±1479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9187±300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gruupon.com.br</text:p>
          </table:table-cell>
          <table:table-cell office:value-type="string" calcext:value-type="string">
            <text:p>4896±1363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7109±5668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9438±328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2275±1480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030±134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7109±5668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2275±1480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power1.promocoesdeagora.com.br</text:p>
          </table:table-cell>
          <table:table-cell office:value-type="string" calcext:value-type="string">
            <text:p>12756±661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2030±134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458±296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1487±1094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3218±920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6210±2769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6254±2797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.mail2.shoppingnovidades.com.br</text:p>
          </table:table-cell>
          <table:table-cell office:value-type="string" calcext:value-type="string">
            <text:p>30065±13897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1487±109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74±11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3218±920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6210±2769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1487±109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6254±2797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74±11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74±11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6467±1703s</text:p>
          </table:table-cell>
          <table:table-cell office:value-type="string" calcext:value-type="string">
            <text:p>GRAY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43±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11642±3674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7827±4826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2439±66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5027±1596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6467±1703s</text:p>
          </table:table-cell>
          <table:table-cell office:value-type="string" calcext:value-type="string">
            <text:p>GRAY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43±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11642±3674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2439±66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5027±1596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3101±1212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3101±1212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16889±5153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10463±4643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3698±96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dwseguros.com.br</text:p>
          </table:table-cell>
          <table:table-cell office:value-type="string" calcext:value-type="string">
            <text:p>4426±841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6330±2750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copytech.com</text:p>
          </table:table-cell>
          <table:table-cell office:value-type="string" calcext:value-type="string">
            <text:p>3698±96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dwseguros.com.br</text:p>
          </table:table-cell>
          <table:table-cell office:value-type="string" calcext:value-type="string">
            <text:p>4426±841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6330±2750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14463±982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3603±167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2369±100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3603±167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2369±100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20413±525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34±16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2084±147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dicaparar.com.br</text:p>
          </table:table-cell>
          <table:table-cell office:value-type="string" calcext:value-type="string">
            <text:p>5671±2842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5623±404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20413±525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34±16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dicaparar.com.br</text:p>
          </table:table-cell>
          <table:table-cell office:value-type="string" calcext:value-type="string">
            <text:p>5671±2842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e.citrusdigital.com.br</text:p>
          </table:table-cell>
          <table:table-cell office:value-type="string" calcext:value-type="string">
            <text:p>2084±147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5623±404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20985±5873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2084±147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34±16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4157±960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4157±960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6.liveprimecloud.com</text:p>
          </table:table-cell>
          <table:table-cell office:value-type="string" calcext:value-type="string">
            <text:p>16234±133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7569±2608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11993±4630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11993±4630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857±223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1591±68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6060±17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2182±5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5020±1926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cxapostal.com.br</text:p>
          </table:table-cell>
          <table:table-cell office:value-type="string" calcext:value-type="string">
            <text:p>1591±68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eurides.com.br</text:p>
          </table:table-cell>
          <table:table-cell office:value-type="string" calcext:value-type="string">
            <text:p>6060±17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jvs.tur.br</text:p>
          </table:table-cell>
          <table:table-cell office:value-type="string" calcext:value-type="string">
            <text:p>2182±5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5020±1926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2182±5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6060±17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5323±1035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2103±87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5323±1035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mail13.atl161.mcsv.net</text:p>
          </table:table-cell>
          <table:table-cell office:value-type="string" calcext:value-type="string">
            <text:p>17237±2954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525±10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006.943.198/0001-23</text:p>
          </table:table-cell>
          <table:table-cell office:value-type="string" calcext:value-type="string">
            <text:p>1262±306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189.1.161.244</text:p>
          </table:table-cell>
          <table:table-cell office:value-type="string" calcext:value-type="string">
            <text:p>1262±306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x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3547±504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16193±573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18356±4508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6086±144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15535±1624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6582±1943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6782±217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18356±4508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6086±144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omelhordesconto.com.br</text:p>
          </table:table-cell>
          <table:table-cell office:value-type="string" calcext:value-type="string">
            <text:p>15535±1624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18356±4508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1074±299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4813±1065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4813±1065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d.clubnet.com.br</text:p>
          </table:table-cell>
          <table:table-cell office:value-type="string" calcext:value-type="string">
            <text:p>17595±3961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8224±3052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7086±506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7086±506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541±419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6607±2125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189±56s</text:p>
          </table:table-cell>
          <table:table-cell office:value-type="string" calcext:value-type="string">
            <text:p>GRAY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12541±2591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19130±582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12541±2591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7140±2683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.bkoenvio2.com.br</text:p>
          </table:table-cell>
          <table:table-cell office:value-type="string" calcext:value-type="string">
            <text:p>2405±1205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liderancaabsoluta.com.br</text:p>
          </table:table-cell>
          <table:table-cell office:value-type="string" calcext:value-type="string">
            <text:p>17059±3857s</text:p>
          </table:table-cell>
          <table:table-cell office:value-type="string" calcext:value-type="string">
            <text:p>GRAY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2008±641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.mailgvtop09.com.br</text:p>
          </table:table-cell>
          <table:table-cell office:value-type="string" calcext:value-type="string">
            <text:p>1100±55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bkoenvio2.com.br</text:p>
          </table:table-cell>
          <table:table-cell office:value-type="string" calcext:value-type="string">
            <text:p>2405±1205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liderancaabsoluta.com.br</text:p>
          </table:table-cell>
          <table:table-cell office:value-type="string" calcext:value-type="string">
            <text:p>17059±3857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2008±641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1100±55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u.planetmailer.com.br</text:p>
          </table:table-cell>
          <table:table-cell office:value-type="string" calcext:value-type="string">
            <text:p>1545±319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2226±1123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10165±6948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1437±834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2226±1123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10135±434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10165±6948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1437±834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49±8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294±321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9788±203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49±8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11854±2344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3639±108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15482±2814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17850±519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575±14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promocoesdeagora.com.br</text:p>
          </table:table-cell>
          <table:table-cell office:value-type="string" calcext:value-type="string">
            <text:p>7061±525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3166±103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11854±2344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3639±108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larohdofertas.com.br</text:p>
          </table:table-cell>
          <table:table-cell office:value-type="string" calcext:value-type="string">
            <text:p>11287±5814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d-view.fecomercio.net.br</text:p>
          </table:table-cell>
          <table:table-cell office:value-type="string" calcext:value-type="string">
            <text:p>15482±2814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mocomunica.com.br</text:p>
          </table:table-cell>
          <table:table-cell office:value-type="string" calcext:value-type="string">
            <text:p>17850±519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575±14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3166±103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17850±519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575±14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3166±103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8937±5160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4888±148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6373±2592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fatimaoliveira.com.br</text:p>
          </table:table-cell>
          <table:table-cell office:value-type="string" calcext:value-type="string">
            <text:p>8937±5160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4888±148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8937±5160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11799±2542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infusionmail.com</text:p>
          </table:table-cell>
          <table:table-cell office:value-type="string" calcext:value-type="string">
            <text:p>11799±2542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personalinstructions.atlantisnew.com</text:p>
          </table:table-cell>
          <table:table-cell office:value-type="string" calcext:value-type="string">
            <text:p>7569±223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ower8.jogosmortias.com.br</text:p>
          </table:table-cell>
          <table:table-cell office:value-type="string" calcext:value-type="string">
            <text:p>13308±9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3036±91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4650±2370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.oli2.bhoost.net</text:p>
          </table:table-cell>
          <table:table-cell office:value-type="string" calcext:value-type="string">
            <text:p>3036±91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4650±2370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mail147.atl101.mcdlv.net</text:p>
          </table:table-cell>
          <table:table-cell office:value-type="string" calcext:value-type="string">
            <text:p>9786±369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7196±207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8814±2865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2270±1993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a.leadvip.com.br</text:p>
          </table:table-cell>
          <table:table-cell office:value-type="string" calcext:value-type="string">
            <text:p>17197±537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8814±2865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2270±1993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1932±1387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238±49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d.planetmailer.com.br</text:p>
          </table:table-cell>
          <table:table-cell office:value-type="string" calcext:value-type="string">
            <text:p>10183±44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e.promailer.com.br</text:p>
          </table:table-cell>
          <table:table-cell office:value-type="string" calcext:value-type="string">
            <text:p>16030±45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296±8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.agencia2029.com.br</text:p>
          </table:table-cell>
          <table:table-cell office:value-type="string" calcext:value-type="string">
            <text:p>4528±28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6698±10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5234±148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296±8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agencia2029.com.br</text:p>
          </table:table-cell>
          <table:table-cell office:value-type="string" calcext:value-type="string">
            <text:p>4528±28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6698±10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234±148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1818±79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indicado.net.br</text:p>
          </table:table-cell>
          <table:table-cell office:value-type="string" calcext:value-type="string">
            <text:p>7906±5820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16266±5206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indicado.net.br</text:p>
          </table:table-cell>
          <table:table-cell office:value-type="string" calcext:value-type="string">
            <text:p>7906±5820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16266±5206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power7.jogosmortias.com.br</text:p>
          </table:table-cell>
          <table:table-cell office:value-type="string" calcext:value-type="string">
            <text:p>12820±6225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4451±83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7290±180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4451±83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7290±180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6507±291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1750±123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10900±631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4119±2595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1750±123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cpro28424.publiccloud.com.br</text:p>
          </table:table-cell>
          <table:table-cell office:value-type="string" calcext:value-type="string">
            <text:p>10979±35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4119±2595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6507±291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cpro28462.publiccloud.com.br</text:p>
          </table:table-cell>
          <table:table-cell office:value-type="string" calcext:value-type="string">
            <text:p>3224±36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12621±8190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13448±581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13448±581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12977±301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2802±1512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1190±81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12977±301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2802±1512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1192±815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20359±1042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2766±1319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1000±814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2766±1319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d-view.abnt.org.br</text:p>
          </table:table-cell>
          <table:table-cell office:value-type="string" calcext:value-type="string">
            <text:p>3621±41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1000±814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9787±393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5640±329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atlantisnew.com</text:p>
          </table:table-cell>
          <table:table-cell office:value-type="string" calcext:value-type="string">
            <text:p>1334±15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.mail2.mktseguro.com.br</text:p>
          </table:table-cell>
          <table:table-cell office:value-type="string" calcext:value-type="string">
            <text:p>14779±763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31±8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5640±329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d-view.bionexo.com</text:p>
          </table:table-cell>
          <table:table-cell office:value-type="string" calcext:value-type="string">
            <text:p>11715±23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mail34.suw11.mcdlv.net</text:p>
          </table:table-cell>
          <table:table-cell office:value-type="string" calcext:value-type="string">
            <text:p>11691±2194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6623±261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6623±261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ontactbr02.atlantisnew.com</text:p>
          </table:table-cell>
          <table:table-cell office:value-type="string" calcext:value-type="string">
            <text:p>6540±103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5088±236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aminhaoturbinado.com.br</text:p>
          </table:table-cell>
          <table:table-cell office:value-type="string" calcext:value-type="string">
            <text:p>5088±236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5301±144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427±10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12733±389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5920±209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3941±2159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5920±209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4222±246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2731±676s</text:p>
          </table:table-cell>
          <table:table-cell office:value-type="string" calcext:value-type="string">
            <text:p>GRAY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12733±389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naoparanaopara.com.br</text:p>
          </table:table-cell>
          <table:table-cell office:value-type="string" calcext:value-type="string">
            <text:p>3941±2159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onedrive.microsoft.com</text:p>
          </table:table-cell>
          <table:table-cell office:value-type="string" calcext:value-type="string">
            <text:p>8312±171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8585±2054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.agencia2028.com.br</text:p>
          </table:table-cell>
          <table:table-cell office:value-type="string" calcext:value-type="string">
            <text:p>827±10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5389±106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1828±129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8585±2054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agencia2028.com.br</text:p>
          </table:table-cell>
          <table:table-cell office:value-type="string" calcext:value-type="string">
            <text:p>827±10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1828±129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novidade.divulgaofertas.com</text:p>
          </table:table-cell>
          <table:table-cell office:value-type="string" calcext:value-type="string">
            <text:p>5389±106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13379±466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1556±45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seuweb-mail.com.br</text:p>
          </table:table-cell>
          <table:table-cell office:value-type="string" calcext:value-type="string">
            <text:p>1556±45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.agencia2032.com.br</text:p>
          </table:table-cell>
          <table:table-cell office:value-type="string" calcext:value-type="string">
            <text:p>1633±127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930±631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.newsletter2.com.br</text:p>
          </table:table-cell>
          <table:table-cell office:value-type="string" calcext:value-type="string">
            <text:p>10613±435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agencia2032.com.br</text:p>
          </table:table-cell>
          <table:table-cell office:value-type="string" calcext:value-type="string">
            <text:p>1633±127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ee-pot5.formmail.com.br</text:p>
          </table:table-cell>
          <table:table-cell office:value-type="string" calcext:value-type="string">
            <text:p>2826±7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ghiimobiliaria.send.esp.br</text:p>
          </table:table-cell>
          <table:table-cell office:value-type="string" calcext:value-type="string">
            <text:p>4386±27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47.us4.mcsv.net</text:p>
          </table:table-cell>
          <table:table-cell office:value-type="string" calcext:value-type="string">
            <text:p>9868±160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930±631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10613±435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13732±54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3675±59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10144±2054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descartepro.com.br</text:p>
          </table:table-cell>
          <table:table-cell office:value-type="string" calcext:value-type="string">
            <text:p>1941±178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4374±167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352±650s</text:p>
          </table:table-cell>
          <table:table-cell office:value-type="string" calcext:value-type="string">
            <text:p>GRAY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descartepro.com.br</text:p>
          </table:table-cell>
          <table:table-cell office:value-type="string" calcext:value-type="string">
            <text:p>1941±178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.planetmailer.com.br</text:p>
          </table:table-cell>
          <table:table-cell office:value-type="string" calcext:value-type="string">
            <text:p>2461±72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4374±167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6244±2874s</text:p>
          </table:table-cell>
          <table:table-cell office:value-type="string" calcext:value-type="string">
            <text:p>GRAY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6652±366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6712±4382s</text:p>
          </table:table-cell>
          <table:table-cell office:value-type="string" calcext:value-type="string">
            <text:p>BLACK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6244±2874s</text:p>
          </table:table-cell>
          <table:table-cell office:value-type="string" calcext:value-type="string">
            <text:p>GRAY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.produtodigital.srv.br</text:p>
          </table:table-cell>
          <table:table-cell office:value-type="string" calcext:value-type="string">
            <text:p>8609±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6652±366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6712±438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6712±438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6652±366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.feriasmes17.com.br</text:p>
          </table:table-cell>
          <table:table-cell office:value-type="string" calcext:value-type="string">
            <text:p>10381±267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0381±267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19.81.169.110</text:p>
          </table:table-cell>
          <table:table-cell office:value-type="string" calcext:value-type="string">
            <text:p>4113±2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sinapsetron.info</text:p>
          </table:table-cell>
          <table:table-cell office:value-type="string" calcext:value-type="string">
            <text:p>2606±7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.topofertas4.com.br</text:p>
          </table:table-cell>
          <table:table-cell office:value-type="string" calcext:value-type="string">
            <text:p>10375±289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power23.jogosmortias.com.br</text:p>
          </table:table-cell>
          <table:table-cell office:value-type="string" calcext:value-type="string">
            <text:p>2910±14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sinapsetron.info</text:p>
          </table:table-cell>
          <table:table-cell office:value-type="string" calcext:value-type="string">
            <text:p>2606±7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10375±289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1858±170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.mail1.shoppingnovidades.com.br</text:p>
          </table:table-cell>
          <table:table-cell office:value-type="string" calcext:value-type="string">
            <text:p>7756±40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1858±170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534±14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201±16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3759±2141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6235±88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9795±451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5.75.106-static.reverse.softlayer.com</text:p>
          </table:table-cell>
          <table:table-cell office:value-type="string" calcext:value-type="string">
            <text:p>5788±222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factory54.topatudoyes.com.br</text:p>
          </table:table-cell>
          <table:table-cell office:value-type="string" calcext:value-type="string">
            <text:p>2618±4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3759±2141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o-cartaweb.com.br</text:p>
          </table:table-cell>
          <table:table-cell office:value-type="string" calcext:value-type="string">
            <text:p>6235±88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produtoincrivel.com.br</text:p>
          </table:table-cell>
          <table:table-cell office:value-type="string" calcext:value-type="string">
            <text:p>9795±451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6607±236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949±17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3334±224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3931±163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4528±323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1454±82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8973±215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c.cluboferta.com.br</text:p>
          </table:table-cell>
          <table:table-cell office:value-type="string" calcext:value-type="string">
            <text:p>5315±116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3334±224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maniavest.com.br</text:p>
          </table:table-cell>
          <table:table-cell office:value-type="string" calcext:value-type="string">
            <text:p>3931±163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4528±323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projetosaudemais.com.br</text:p>
          </table:table-cell>
          <table:table-cell office:value-type="string" calcext:value-type="string">
            <text:p>1454±82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servidorparaemail.com.br</text:p>
          </table:table-cell>
          <table:table-cell office:value-type="string" calcext:value-type="string">
            <text:p>8973±215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4528±323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39.406.347-35</text:p>
          </table:table-cell>
          <table:table-cell office:value-type="string" calcext:value-type="string">
            <text:p>1911±178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256±11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7324±248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444±49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7324±248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7313±461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5676±103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9752±35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272±12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9752±35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sendby.com.br</text:p>
          </table:table-cell>
          <table:table-cell office:value-type="string" calcext:value-type="string">
            <text:p>272±12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2411±57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4156±157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4468±2965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4111±3685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4468±2965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4111±3685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17021±1092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.feriasmes15.com.br</text:p>
          </table:table-cell>
          <table:table-cell office:value-type="string" calcext:value-type="string">
            <text:p>6820±243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19.formmail.com.br</text:p>
          </table:table-cell>
          <table:table-cell office:value-type="string" calcext:value-type="string">
            <text:p>2473±51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2971±80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2818±63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4±26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7734.publiccloud.com.br</text:p>
          </table:table-cell>
          <table:table-cell office:value-type="string" calcext:value-type="string">
            <text:p>3606±1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actory57.topatudoyes.com.br</text:p>
          </table:table-cell>
          <table:table-cell office:value-type="string" calcext:value-type="string">
            <text:p>3748±21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6820±243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2245±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4490±240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8029±245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erver.ofertasfozdoiguacu.com.br</text:p>
          </table:table-cell>
          <table:table-cell office:value-type="string" calcext:value-type="string">
            <text:p>8029±245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7144±475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3.81.135-static.reverse.softlayer.com</text:p>
          </table:table-cell>
          <table:table-cell office:value-type="string" calcext:value-type="string">
            <text:p>4800±4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2245±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17.formmail.com.br</text:p>
          </table:table-cell>
          <table:table-cell office:value-type="string" calcext:value-type="string">
            <text:p>3067±63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d-view.mmtgapnet.com.br</text:p>
          </table:table-cell>
          <table:table-cell office:value-type="string" calcext:value-type="string">
            <text:p>4890±299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d-view.uhmailsrvc.com</text:p>
          </table:table-cell>
          <table:table-cell office:value-type="string" calcext:value-type="string">
            <text:p>7144±475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4490±240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549±17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8160±408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12986±746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2158±53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5628±15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4637±61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d-view.spcbrasil.com.br</text:p>
          </table:table-cell>
          <table:table-cell office:value-type="string" calcext:value-type="string">
            <text:p>12986±746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l.planetmailer.com.br</text:p>
          </table:table-cell>
          <table:table-cell office:value-type="string" calcext:value-type="string">
            <text:p>6865±150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8160±408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1088±22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mailnews-br.com.br</text:p>
          </table:table-cell>
          <table:table-cell office:value-type="string" calcext:value-type="string">
            <text:p>8898±358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1265±1114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comunicadomtk.com.br</text:p>
          </table:table-cell>
          <table:table-cell office:value-type="string" calcext:value-type="string">
            <text:p>1088±22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news-br.com.br</text:p>
          </table:table-cell>
          <table:table-cell office:value-type="string" calcext:value-type="string">
            <text:p>8898±358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1265±1114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960±84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3571±135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54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2548±87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4264±12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2548±87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2837±6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4252±124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8457.publiccloud.com.br</text:p>
          </table:table-cell>
          <table:table-cell office:value-type="string" calcext:value-type="string">
            <text:p>5161±16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3382±87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3832±145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944±25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1904±133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3832±145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edeadvogado.com.br</text:p>
          </table:table-cell>
          <table:table-cell office:value-type="string" calcext:value-type="string">
            <text:p>1904±133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2565±78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9894±788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2572±139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3466±172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8335±5574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7717±311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2372±6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9894±788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464.publiccloud.com.br</text:p>
          </table:table-cell>
          <table:table-cell office:value-type="string" calcext:value-type="string">
            <text:p>2856±9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2572±139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mail175.atl121.mcsv.net</text:p>
          </table:table-cell>
          <table:table-cell office:value-type="string" calcext:value-type="string">
            <text:p>8783±409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presskit.com.br</text:p>
          </table:table-cell>
          <table:table-cell office:value-type="string" calcext:value-type="string">
            <text:p>3466±172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8335±5574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usarbempegarbem.com.br</text:p>
          </table:table-cell>
          <table:table-cell office:value-type="string" calcext:value-type="string">
            <text:p>7717±311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2572±139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223±4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19.81.169.106</text:p>
          </table:table-cell>
          <table:table-cell office:value-type="string" calcext:value-type="string">
            <text:p>3304±53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11982±1087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61.202.163.62-static.reverse.softlayer.com</text:p>
          </table:table-cell>
          <table:table-cell office:value-type="string" calcext:value-type="string">
            <text:p>8358±50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2.izeecloud.com</text:p>
          </table:table-cell>
          <table:table-cell office:value-type="string" calcext:value-type="string">
            <text:p>4513±184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3337±61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4503±113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295±232s</text:p>
          </table:table-cell>
          <table:table-cell office:value-type="string" calcext:value-type="string">
            <text:p>GRAY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1183±28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4127±97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295±232s</text:p>
          </table:table-cell>
          <table:table-cell office:value-type="string" calcext:value-type="string">
            <text:p>GRAY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1183±28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g.leadvip.com.br</text:p>
          </table:table-cell>
          <table:table-cell office:value-type="string" calcext:value-type="string">
            <text:p>2524±159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10.jogosmortias.com.br</text:p>
          </table:table-cell>
          <table:table-cell office:value-type="string" calcext:value-type="string">
            <text:p>7608±618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puxaweb.com.br</text:p>
          </table:table-cell>
          <table:table-cell office:value-type="string" calcext:value-type="string">
            <text:p>4127±97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10450±642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4972±253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2429±72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3893±148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novogrupolirios.com.br</text:p>
          </table:table-cell>
          <table:table-cell office:value-type="string" calcext:value-type="string">
            <text:p>515±23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.publivip5.com.br</text:p>
          </table:table-cell>
          <table:table-cell office:value-type="string" calcext:value-type="string">
            <text:p>2159±47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18.formmail.com.br</text:p>
          </table:table-cell>
          <table:table-cell office:value-type="string" calcext:value-type="string">
            <text:p>2679±64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043±5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pro28459.publiccloud.com.br</text:p>
          </table:table-cell>
          <table:table-cell office:value-type="string" calcext:value-type="string">
            <text:p>1372±13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10450±642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dctcomercial.com.br</text:p>
          </table:table-cell>
          <table:table-cell office:value-type="string" calcext:value-type="string">
            <text:p>2429±72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novaboxmidia.com.br</text:p>
          </table:table-cell>
          <table:table-cell office:value-type="string" calcext:value-type="string">
            <text:p>3893±148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10450±642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550±35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workshopmta.com.br</text:p>
          </table:table-cell>
          <table:table-cell office:value-type="string" calcext:value-type="string">
            <text:p>405±3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61.202.163.14-static.reverse.softlayer.com</text:p>
          </table:table-cell>
          <table:table-cell office:value-type="string" calcext:value-type="string">
            <text:p>2459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2165±50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3067±7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e.bestnetwork.com.br</text:p>
          </table:table-cell>
          <table:table-cell office:value-type="string" calcext:value-type="string">
            <text:p>4609±76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8509±744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workshopmta.com.br</text:p>
          </table:table-cell>
          <table:table-cell office:value-type="string" calcext:value-type="string">
            <text:p>405±3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111.469.267-07</text:p>
          </table:table-cell>
          <table:table-cell office:value-type="string" calcext:value-type="string">
            <text:p>405±32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439±374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.mailgvtop05.com.br</text:p>
          </table:table-cell>
          <table:table-cell office:value-type="string" calcext:value-type="string">
            <text:p>645±3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11006±73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439±374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645±3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empresabtgb.com.br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2065±164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909±36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terewister10a.com</text:p>
          </table:table-cell>
          <table:table-cell office:value-type="string" calcext:value-type="string">
            <text:p>2525±15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8461.publiccloud.com.br</text:p>
          </table:table-cell>
          <table:table-cell office:value-type="string" calcext:value-type="string">
            <text:p>1399±10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e.send.esp.br</text:p>
          </table:table-cell>
          <table:table-cell office:value-type="string" calcext:value-type="string">
            <text:p>5020±300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empresabtgb.com.br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2065±164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311.421.788-54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6045±36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6242±37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2391±4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652±4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6454±52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652±4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gosummertime.com.br</text:p>
          </table:table-cell>
          <table:table-cell office:value-type="string" calcext:value-type="string">
            <text:p>6045±36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2392±4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15099±1312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2591±18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6791±384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576±174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idiadigital.info</text:p>
          </table:table-cell>
          <table:table-cell office:value-type="string" calcext:value-type="string">
            <text:p>3633±65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4977±416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3812±75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2577±7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176±86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d-view.cfa.org.br</text:p>
          </table:table-cell>
          <table:table-cell office:value-type="string" calcext:value-type="string">
            <text:p>6791±384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factory56.topatudoyes.com.br</text:p>
          </table:table-cell>
          <table:table-cell office:value-type="string" calcext:value-type="string">
            <text:p>1579±55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grupoalphastudio.com.br</text:p>
          </table:table-cell>
          <table:table-cell office:value-type="string" calcext:value-type="string">
            <text:p>2576±174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39.us4.mcsv.net</text:p>
          </table:table-cell>
          <table:table-cell office:value-type="string" calcext:value-type="string">
            <text:p>5991±306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ktbra.com</text:p>
          </table:table-cell>
          <table:table-cell office:value-type="string" calcext:value-type="string">
            <text:p>7552±462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1379±11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sampaleads.com.br</text:p>
          </table:table-cell>
          <table:table-cell office:value-type="string" calcext:value-type="string">
            <text:p>3812±75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4977±416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1560±422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576±174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6791±384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6088±315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2654±87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953±19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3989±115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5928±378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1618±1496s</text:p>
          </table:table-cell>
          <table:table-cell office:value-type="string" calcext:value-type="string">
            <text:p>BLACK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2974±81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1227±85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953±19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ontactbr04.atlantisnew.com</text:p>
          </table:table-cell>
          <table:table-cell office:value-type="string" calcext:value-type="string">
            <text:p>3172±147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.virtualtrade.com.br</text:p>
          </table:table-cell>
          <table:table-cell office:value-type="string" calcext:value-type="string">
            <text:p>2752±12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3989±115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3334±4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1618±1496s</text:p>
          </table:table-cell>
          <table:table-cell office:value-type="string" calcext:value-type="string">
            <text:p>BLACK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seu-cartaovirtual.com.br</text:p>
          </table:table-cell>
          <table:table-cell office:value-type="string" calcext:value-type="string">
            <text:p>2974±81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3572±249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1748±858s</text:p>
          </table:table-cell>
          <table:table-cell office:value-type="string" calcext:value-type="string">
            <text:p>GRAY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6715±399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8505±69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1748±858s</text:p>
          </table:table-cell>
          <table:table-cell office:value-type="string" calcext:value-type="string">
            <text:p>GRAY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factory52.topatudoyes.com.br</text:p>
          </table:table-cell>
          <table:table-cell office:value-type="string" calcext:value-type="string">
            <text:p>1505±41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6715±399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831±93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1191±49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1566±137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1385±35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1385±35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1191±49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cpro28465.publiccloud.com.br</text:p>
          </table:table-cell>
          <table:table-cell office:value-type="string" calcext:value-type="string">
            <text:p>1950±7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ower31.jogosmortias.com.br</text:p>
          </table:table-cell>
          <table:table-cell office:value-type="string" calcext:value-type="string">
            <text:p>14509±1359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ower9.jogosmortias.com.br</text:p>
          </table:table-cell>
          <table:table-cell office:value-type="string" calcext:value-type="string">
            <text:p>7578±640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1120±80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169.108</text:p>
          </table:table-cell>
          <table:table-cell office:value-type="string" calcext:value-type="string">
            <text:p>2188±3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4603±237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718±122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8463.publiccloud.com.br</text:p>
          </table:table-cell>
          <table:table-cell office:value-type="string" calcext:value-type="string">
            <text:p>606±9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factory59.topatudoyes.com.br</text:p>
          </table:table-cell>
          <table:table-cell office:value-type="string" calcext:value-type="string">
            <text:p>1996±3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67.atl71.mcdlv.net</text:p>
          </table:table-cell>
          <table:table-cell office:value-type="string" calcext:value-type="string">
            <text:p>3767±301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2598±91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1338±52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1950±58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718±122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4603±237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511±479s</text:p>
          </table:table-cell>
          <table:table-cell office:value-type="string" calcext:value-type="string">
            <text:p>BLACK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2875±168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723±27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rowdiveb.com.br</text:p>
          </table:table-cell>
          <table:table-cell office:value-type="string" calcext:value-type="string">
            <text:p>13±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ibpt.org.br</text:p>
          </table:table-cell>
          <table:table-cell office:value-type="string" calcext:value-type="string">
            <text:p>5085±3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4516±249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2619±103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a.maildescontos.com</text:p>
          </table:table-cell>
          <table:table-cell office:value-type="string" calcext:value-type="string">
            <text:p>5080±362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2875±168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.publivip5.com.br</text:p>
          </table:table-cell>
          <table:table-cell office:value-type="string" calcext:value-type="string">
            <text:p>2240±68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2040±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145.publiccloud.com.br</text:p>
          </table:table-cell>
          <table:table-cell office:value-type="string" calcext:value-type="string">
            <text:p>2135±65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d-view.ibpt.org.br</text:p>
          </table:table-cell>
          <table:table-cell office:value-type="string" calcext:value-type="string">
            <text:p>5085±3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econeteditora.net.br</text:p>
          </table:table-cell>
          <table:table-cell office:value-type="string" calcext:value-type="string">
            <text:p>723±27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rowdiveb.com.br</text:p>
          </table:table-cell>
          <table:table-cell office:value-type="string" calcext:value-type="string">
            <text:p>13±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2875±168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2619±103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40.303.109/0001-12</text:p>
          </table:table-cell>
          <table:table-cell office:value-type="string" calcext:value-type="string">
            <text:p>5085±3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4516±249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belezasaudavelmtk.com.br</text:p>
          </table:table-cell>
          <table:table-cell office:value-type="string" calcext:value-type="string">
            <text:p>1635±20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botsilver.info</text:p>
          </table:table-cell>
          <table:table-cell office:value-type="string" calcext:value-type="string">
            <text:p>2362±55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745±43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elezasaudavelmtk.com.br</text:p>
          </table:table-cell>
          <table:table-cell office:value-type="string" calcext:value-type="string">
            <text:p>1635±20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otsilver.info</text:p>
          </table:table-cell>
          <table:table-cell office:value-type="string" calcext:value-type="string">
            <text:p>2362±55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8202.publiccloud.com.br</text:p>
          </table:table-cell>
          <table:table-cell office:value-type="string" calcext:value-type="string">
            <text:p>886±14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1975±16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tw.widetechsysb.com.br</text:p>
          </table:table-cell>
          <table:table-cell office:value-type="string" calcext:value-type="string">
            <text:p>12±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6339±450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2015agencia.com.br</text:p>
          </table:table-cell>
          <table:table-cell office:value-type="string" calcext:value-type="string">
            <text:p>6781±64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2893±17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54-static.reverse.softlayer.com</text:p>
          </table:table-cell>
          <table:table-cell office:value-type="string" calcext:value-type="string">
            <text:p>6197±52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6-static.reverse.softlayer.com</text:p>
          </table:table-cell>
          <table:table-cell office:value-type="string" calcext:value-type="string">
            <text:p>5051±40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5.75.108-static.reverse.softlayer.com</text:p>
          </table:table-cell>
          <table:table-cell office:value-type="string" calcext:value-type="string">
            <text:p>2872±235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2015agencia.com.br</text:p>
          </table:table-cell>
          <table:table-cell office:value-type="string" calcext:value-type="string">
            <text:p>6781±64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factory60.topatudoyes.com.br</text:p>
          </table:table-cell>
          <table:table-cell office:value-type="string" calcext:value-type="string">
            <text:p>962±35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power5.jogosmortias.com.br</text:p>
          </table:table-cell>
          <table:table-cell office:value-type="string" calcext:value-type="string">
            <text:p>889±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2432±14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4282±285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jetdiveb.com.br</text:p>
          </table:table-cell>
          <table:table-cell office:value-type="string" calcext:value-type="string">
            <text:p>15±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903±859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1941±5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84.172.193.110-static.reverse.softlayer.com</text:p>
          </table:table-cell>
          <table:table-cell office:value-type="string" calcext:value-type="string">
            <text:p>6807±63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directornew.info</text:p>
          </table:table-cell>
          <table:table-cell office:value-type="string" calcext:value-type="string">
            <text:p>4282±285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jetdiveb.com.br</text:p>
          </table:table-cell>
          <table:table-cell office:value-type="string" calcext:value-type="string">
            <text:p>15±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1113±61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903±859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hejoyfm.com</text:p>
          </table:table-cell>
          <table:table-cell office:value-type="string" calcext:value-type="string">
            <text:p>1941±5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1405±98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3859±293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3537±284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1372±60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2380±113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2322±1099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8.1.88.214-static.reverse.softlayer.com</text:p>
          </table:table-cell>
          <table:table-cell office:value-type="string" calcext:value-type="string">
            <text:p>445±1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101±242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3859±293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34.novogrupolirios.com.br</text:p>
          </table:table-cell>
          <table:table-cell office:value-type="string" calcext:value-type="string">
            <text:p>852±8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1282±43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4.jogosmortias.com.br</text:p>
          </table:table-cell>
          <table:table-cell office:value-type="string" calcext:value-type="string">
            <text:p>6541±611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3537±284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339±27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3537±284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911±1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255±21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lincdiveb.com.br</text:p>
          </table:table-cell>
          <table:table-cell office:value-type="string" calcext:value-type="string">
            <text:p>14±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905±6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611±19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1.202.163.56-static.reverse.softlayer.com</text:p>
          </table:table-cell>
          <table:table-cell office:value-type="string" calcext:value-type="string">
            <text:p>7397±64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611±19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d-view.digitalks.com.br</text:p>
          </table:table-cell>
          <table:table-cell office:value-type="string" calcext:value-type="string">
            <text:p>911±1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1255±21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lincdiveb.com.br</text:p>
          </table:table-cell>
          <table:table-cell office:value-type="string" calcext:value-type="string">
            <text:p>14±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17019±166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6864±654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orteiosdodia.com.br</text:p>
          </table:table-cell>
          <table:table-cell office:value-type="string" calcext:value-type="string">
            <text:p>905±6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911±1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16.733.111/0001-47</text:p>
          </table:table-cell>
          <table:table-cell office:value-type="string" calcext:value-type="string">
            <text:p>14±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695±44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674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832±23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2126±147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1349±4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26.158-static.reverse.softlayer.com</text:p>
          </table:table-cell>
          <table:table-cell office:value-type="string" calcext:value-type="string">
            <text:p>508±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amazonses.com</text:p>
          </table:table-cell>
          <table:table-cell office:value-type="string" calcext:value-type="string">
            <text:p>916±25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2126±147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1349±4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abrilinterativo.com.br</text:p>
          </table:table-cell>
          <table:table-cell office:value-type="string" calcext:value-type="string">
            <text:p>2610±198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623±127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776±74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920±79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1444±10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7±8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61.202.163.7-static.reverse.softlayer.com</text:p>
          </table:table-cell>
          <table:table-cell office:value-type="string" calcext:value-type="string">
            <text:p>1993±14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bounce.abrilinterativo.com.br</text:p>
          </table:table-cell>
          <table:table-cell office:value-type="string" calcext:value-type="string">
            <text:p>2610±198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8203.publiccloud.com.br</text:p>
          </table:table-cell>
          <table:table-cell office:value-type="string" calcext:value-type="string">
            <text:p>366±16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8460.publiccloud.com.br</text:p>
          </table:table-cell>
          <table:table-cell office:value-type="string" calcext:value-type="string">
            <text:p>796±2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criatus.com.br</text:p>
          </table:table-cell>
          <table:table-cell office:value-type="string" calcext:value-type="string">
            <text:p>1623±127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shared.net.br</text:p>
          </table:table-cell>
          <table:table-cell office:value-type="string" calcext:value-type="string">
            <text:p>776±74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kt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920±79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425±14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2524±225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442±4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ilexpresso.com.br</text:p>
          </table:table-cell>
          <table:table-cell office:value-type="string" calcext:value-type="string">
            <text:p>73±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349±26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2524±225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3.21-static.reverse.softlayer.com</text:p>
          </table:table-cell>
          <table:table-cell office:value-type="string" calcext:value-type="string">
            <text:p>3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cmail.mailexpresso.com.br</text:p>
          </table:table-cell>
          <table:table-cell office:value-type="string" calcext:value-type="string">
            <text:p>73±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informacaorelevante.com.br</text:p>
          </table:table-cell>
          <table:table-cell office:value-type="string" calcext:value-type="string">
            <text:p>442±4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399±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489±16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tecnologiafx.com</text:p>
          </table:table-cell>
          <table:table-cell office:value-type="string" calcext:value-type="string">
            <text:p>147±8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6.163.277/0001-11</text:p>
          </table:table-cell>
          <table:table-cell office:value-type="string" calcext:value-type="string">
            <text:p>73±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893±59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438±4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2587±245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sig-server-bt1.net.br</text:p>
          </table:table-cell>
          <table:table-cell office:value-type="string" calcext:value-type="string">
            <text:p>2138±186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236±18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reinamentoespecial.com.br</text:p>
          </table:table-cell>
          <table:table-cell office:value-type="string" calcext:value-type="string">
            <text:p>744±7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814±64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c.maildescontos.com</text:p>
          </table:table-cell>
          <table:table-cell office:value-type="string" calcext:value-type="string">
            <text:p>109±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814±64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2587±245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3.atl51.rsgsv.net</text:p>
          </table:table-cell>
          <table:table-cell office:value-type="string" calcext:value-type="string">
            <text:p>102±1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sig-server-bt1.net.br</text:p>
          </table:table-cell>
          <table:table-cell office:value-type="string" calcext:value-type="string">
            <text:p>2138±186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236±18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reinamentoespecial.com.br</text:p>
          </table:table-cell>
          <table:table-cell office:value-type="string" calcext:value-type="string">
            <text:p>744±7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avir.mktenvios.net</text:p>
          </table:table-cell>
          <table:table-cell office:value-type="string" calcext:value-type="string">
            <text:p>183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814±64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827±69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9.81.169.107</text:p>
          </table:table-cell>
          <table:table-cell office:value-type="string" calcext:value-type="string">
            <text:p>565±3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769±72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30±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3.22-static.reverse.softlayer.com</text:p>
          </table:table-cell>
          <table:table-cell office:value-type="string" calcext:value-type="string">
            <text:p>620±6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77.164-static.reverse.softlayer.com</text:p>
          </table:table-cell>
          <table:table-cell office:value-type="string" calcext:value-type="string">
            <text:p>15495±154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46.16.191.100-static.reverse.softlayer.com</text:p>
          </table:table-cell>
          <table:table-cell office:value-type="string" calcext:value-type="string">
            <text:p>66±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50.23.5.59-static.reverse.softlayer.com</text:p>
          </table:table-cell>
          <table:table-cell office:value-type="string" calcext:value-type="string">
            <text:p>326±3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brava212.enviodemkt.com.br</text:p>
          </table:table-cell>
          <table:table-cell office:value-type="string" calcext:value-type="string">
            <text:p>61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12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loginlogistic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jornal-sampa.com.br</text:p>
          </table:table-cell>
          <table:table-cell office:value-type="string" calcext:value-type="string">
            <text:p>30±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0.atl121.mcsv.net</text:p>
          </table:table-cell>
          <table:table-cell office:value-type="string" calcext:value-type="string">
            <text:p>421±3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4.atl171.mcdlv.net</text:p>
          </table:table-cell>
          <table:table-cell office:value-type="string" calcext:value-type="string">
            <text:p>58±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0.us4.mcsv.net</text:p>
          </table:table-cell>
          <table:table-cell office:value-type="string" calcext:value-type="string">
            <text:p>685±6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3.us4.mcsv.net</text:p>
          </table:table-cell>
          <table:table-cell office:value-type="string" calcext:value-type="string">
            <text:p>114±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2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.suw11.mcdlv.net</text:p>
          </table:table-cell>
          <table:table-cell office:value-type="string" calcext:value-type="string">
            <text:p>5971±597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personat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ladian1.enviodemkt.com.br</text:p>
          </table:table-cell>
          <table:table-cell office:value-type="string" calcext:value-type="string">
            <text:p>2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533.812/0001-70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2413±2400s</text:p>
          </table:table-cell>
          <table:table-cell office:value-type="string" calcext:value-type="string">
            <text:p>BLACK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9.54.142.12</text:p>
          </table:table-cell>
          <table:table-cell office:value-type="string" calcext:value-type="string">
            <text:p>357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6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3T07:51:30.889000000</dc:date>
    <meta:document-statistic meta:table-count="1" meta:cell-count="8084" meta:object-count="0"/>
    <meta:generator>LibreOffice/4.1.4.2$Windows_x86 LibreOffice_project/0a0440ccc0227ad9829de5f46be37cfb6edcf72</meta:generator>
  </office:meta>
</office:document-meta>
</file>